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onsolas" svg:font-family="Consolas, 'Liberation Mono', Menlo, Courier, monospace"/>
    <style:font-face style:name="Consolas1" svg:font-family="Consolas, Menlo, Monaco, 'Lucida Console', 'Liberation Mono', 'DejaVu Sans Mono', 'Bitstream Vera Sans Mono', 'Courier New', monospace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6e01" officeooo:paragraph-rsid="000f6e01"/>
    </style:style>
    <style:style style:name="P2" style:family="paragraph" style:parent-style-name="Standard">
      <style:text-properties officeooo:rsid="00115d1f" officeooo:paragraph-rsid="00115d1f"/>
    </style:style>
    <style:style style:name="P3" style:family="paragraph" style:parent-style-name="Standard">
      <style:text-properties officeooo:rsid="00135c36" officeooo:paragraph-rsid="00135c36"/>
    </style:style>
    <style:style style:name="P4" style:family="paragraph" style:parent-style-name="Standard">
      <style:text-properties officeooo:rsid="00135c36" officeooo:paragraph-rsid="00151101"/>
    </style:style>
    <style:style style:name="P5" style:family="paragraph" style:parent-style-name="Standard">
      <style:text-properties officeooo:rsid="00135c36" officeooo:paragraph-rsid="0019f3c0"/>
    </style:style>
    <style:style style:name="P6" style:family="paragraph" style:parent-style-name="Standard">
      <style:text-properties officeooo:rsid="00151101" officeooo:paragraph-rsid="00151101"/>
    </style:style>
    <style:style style:name="P7" style:family="paragraph" style:parent-style-name="Standard">
      <style:text-properties officeooo:rsid="00151101" officeooo:paragraph-rsid="0019f3c0"/>
    </style:style>
    <style:style style:name="P8" style:family="paragraph" style:parent-style-name="Standard">
      <style:text-properties officeooo:rsid="0019f3c0" officeooo:paragraph-rsid="0019f3c0"/>
    </style:style>
    <style:style style:name="P9" style:family="paragraph" style:parent-style-name="Standard">
      <style:text-properties officeooo:rsid="001b8870" officeooo:paragraph-rsid="001b8870"/>
    </style:style>
    <style:style style:name="P10" style:family="paragraph" style:parent-style-name="Standard">
      <style:text-properties officeooo:rsid="001eb842" officeooo:paragraph-rsid="0020ab2c"/>
    </style:style>
    <style:style style:name="P11" style:family="paragraph" style:parent-style-name="Standard">
      <style:text-properties officeooo:rsid="0020ab2c" officeooo:paragraph-rsid="0020ab2c"/>
    </style:style>
    <style:style style:name="P12" style:family="paragraph" style:parent-style-name="Standard">
      <style:text-properties officeooo:rsid="00228c74" officeooo:paragraph-rsid="00228c74"/>
    </style:style>
    <style:style style:name="P13" style:family="paragraph" style:parent-style-name="Standard">
      <style:text-properties officeooo:rsid="002770ce" officeooo:paragraph-rsid="002770ce"/>
    </style:style>
    <style:style style:name="P14" style:family="paragraph" style:parent-style-name="Standard">
      <style:text-properties officeooo:rsid="00296008" officeooo:paragraph-rsid="00296008"/>
    </style:style>
    <style:style style:name="P15" style:family="paragraph" style:parent-style-name="Standard">
      <style:text-properties officeooo:rsid="00296008" officeooo:paragraph-rsid="002a6dc2"/>
    </style:style>
    <style:style style:name="P16" style:family="paragraph" style:parent-style-name="Standard">
      <style:text-properties officeooo:rsid="002a6dc2" officeooo:paragraph-rsid="002a6dc2"/>
    </style:style>
    <style:style style:name="P17" style:family="paragraph" style:parent-style-name="Standard">
      <style:text-properties officeooo:rsid="002b407e" officeooo:paragraph-rsid="002b407e"/>
    </style:style>
    <style:style style:name="P18" style:family="paragraph" style:parent-style-name="Standard">
      <style:text-properties officeooo:rsid="002b407e" officeooo:paragraph-rsid="002d7a84"/>
    </style:style>
    <style:style style:name="P19" style:family="paragraph" style:parent-style-name="Standard">
      <style:text-properties officeooo:rsid="0033da04" officeooo:paragraph-rsid="001a2fbd"/>
    </style:style>
    <style:style style:name="P20" style:family="paragraph" style:parent-style-name="Standard">
      <style:text-properties officeooo:rsid="0033da04" officeooo:paragraph-rsid="0034ff17"/>
    </style:style>
    <style:style style:name="P21" style:family="paragraph" style:parent-style-name="Standard">
      <style:text-properties officeooo:rsid="0033da04" officeooo:paragraph-rsid="003c71a5"/>
    </style:style>
    <style:style style:name="P22" style:family="paragraph" style:parent-style-name="Standard">
      <style:text-properties officeooo:rsid="0033da04" officeooo:paragraph-rsid="004251f4"/>
    </style:style>
    <style:style style:name="P23" style:family="paragraph" style:parent-style-name="Standard">
      <style:text-properties officeooo:rsid="00350e95" officeooo:paragraph-rsid="00350e95"/>
    </style:style>
    <style:style style:name="P24" style:family="paragraph" style:parent-style-name="Standard">
      <style:text-properties officeooo:rsid="003b303b" officeooo:paragraph-rsid="003b303b"/>
    </style:style>
    <style:style style:name="P25" style:family="paragraph" style:parent-style-name="Standard">
      <style:text-properties officeooo:rsid="004251f4" officeooo:paragraph-rsid="003c71a5"/>
    </style:style>
    <style:style style:name="P26" style:family="paragraph" style:parent-style-name="Standard">
      <style:text-properties officeooo:rsid="004251f4" officeooo:paragraph-rsid="004251f4"/>
    </style:style>
    <style:style style:name="P27" style:family="paragraph" style:parent-style-name="Standard">
      <style:text-properties officeooo:rsid="004251f4" officeooo:paragraph-rsid="005cc377"/>
    </style:style>
    <style:style style:name="P28" style:family="paragraph" style:parent-style-name="Standard">
      <style:text-properties officeooo:rsid="004251f4" officeooo:paragraph-rsid="005ef01a"/>
    </style:style>
    <style:style style:name="P29" style:family="paragraph" style:parent-style-name="Standard">
      <style:text-properties officeooo:rsid="004251f4" officeooo:paragraph-rsid="00740497"/>
    </style:style>
    <style:style style:name="P30" style:family="paragraph" style:parent-style-name="Standard">
      <style:text-properties officeooo:paragraph-rsid="004f805c"/>
    </style:style>
    <style:style style:name="P31" style:family="paragraph" style:parent-style-name="Standard">
      <style:text-properties officeooo:rsid="00534773" officeooo:paragraph-rsid="00534773"/>
    </style:style>
    <style:style style:name="P32" style:family="paragraph" style:parent-style-name="Standard">
      <style:text-properties officeooo:rsid="0057794a" officeooo:paragraph-rsid="0057794a"/>
    </style:style>
    <style:style style:name="P33" style:family="paragraph" style:parent-style-name="Standard">
      <style:text-properties officeooo:rsid="0057794a" officeooo:paragraph-rsid="006aa89b"/>
    </style:style>
    <style:style style:name="P34" style:family="paragraph" style:parent-style-name="Standard">
      <style:paragraph-properties>
        <style:tab-stops>
          <style:tab-stop style:position="1.8752in"/>
        </style:tab-stops>
      </style:paragraph-properties>
      <style:text-properties officeooo:paragraph-rsid="004f805c"/>
    </style:style>
    <style:style style:name="P35" style:family="paragraph" style:parent-style-name="Standard">
      <style:text-properties officeooo:rsid="00604486" officeooo:paragraph-rsid="00646802"/>
    </style:style>
    <style:style style:name="P36" style:family="paragraph" style:parent-style-name="Standard">
      <style:text-properties officeooo:rsid="0062a880" officeooo:paragraph-rsid="0062a880"/>
    </style:style>
    <style:style style:name="P37" style:family="paragraph" style:parent-style-name="Standard">
      <style:text-properties officeooo:rsid="00646802" officeooo:paragraph-rsid="00646802"/>
    </style:style>
    <style:style style:name="P38" style:family="paragraph" style:parent-style-name="Standard">
      <style:text-properties officeooo:rsid="00655aec" officeooo:paragraph-rsid="00655aec"/>
    </style:style>
    <style:style style:name="P39" style:family="paragraph" style:parent-style-name="Standard">
      <style:text-properties officeooo:rsid="0066bb41" officeooo:paragraph-rsid="0066bb41"/>
    </style:style>
    <style:style style:name="P40" style:family="paragraph" style:parent-style-name="Standard">
      <style:text-properties officeooo:rsid="0068a93c" officeooo:paragraph-rsid="0068a93c"/>
    </style:style>
    <style:style style:name="P41" style:family="paragraph" style:parent-style-name="Standard">
      <style:text-properties officeooo:rsid="006c60bd" officeooo:paragraph-rsid="006c60bd"/>
    </style:style>
    <style:style style:name="P42" style:family="paragraph" style:parent-style-name="Standard">
      <style:text-properties officeooo:rsid="006e0a66" officeooo:paragraph-rsid="006e0a66"/>
    </style:style>
    <style:style style:name="P43" style:family="paragraph" style:parent-style-name="Standard">
      <style:text-properties officeooo:rsid="0071c106" officeooo:paragraph-rsid="0071c106"/>
    </style:style>
    <style:style style:name="P44" style:family="paragraph" style:parent-style-name="Standard">
      <style:text-properties officeooo:rsid="000f6e01" officeooo:paragraph-rsid="004f805c"/>
    </style:style>
    <style:style style:name="P45" style:family="paragraph" style:parent-style-name="Standard">
      <style:text-properties officeooo:rsid="000f6e01" officeooo:paragraph-rsid="00582859"/>
    </style:style>
    <style:style style:name="P46" style:family="paragraph" style:parent-style-name="Standard">
      <style:text-properties officeooo:rsid="000f6e01" officeooo:paragraph-rsid="007ea44e"/>
    </style:style>
    <style:style style:name="P47" style:family="paragraph" style:parent-style-name="Standard">
      <style:text-properties officeooo:rsid="007b9cca" officeooo:paragraph-rsid="007b9cca"/>
    </style:style>
    <style:style style:name="P48" style:family="paragraph" style:parent-style-name="Standard">
      <style:text-properties officeooo:paragraph-rsid="004f805c"/>
    </style:style>
    <style:style style:name="P49" style:family="paragraph" style:parent-style-name="Standard">
      <style:text-properties officeooo:rsid="004251f4" officeooo:paragraph-rsid="00740497"/>
    </style:style>
    <style:style style:name="P50" style:family="paragraph" style:parent-style-name="Standard">
      <style:text-properties officeooo:rsid="004251f4" officeooo:paragraph-rsid="00739cff"/>
    </style:style>
    <style:style style:name="P51" style:family="paragraph" style:parent-style-name="Standard">
      <style:text-properties officeooo:rsid="002a6dc2" officeooo:paragraph-rsid="008303f3"/>
    </style:style>
    <style:style style:name="P52" style:family="paragraph" style:parent-style-name="Standard">
      <style:text-properties officeooo:rsid="007ea44e" officeooo:paragraph-rsid="007ea44e"/>
    </style:style>
    <style:style style:name="P53" style:family="paragraph" style:parent-style-name="Standard">
      <style:text-properties officeooo:paragraph-rsid="007ea44e"/>
    </style:style>
    <style:style style:name="P54" style:family="paragraph" style:parent-style-name="Standard">
      <style:text-properties officeooo:rsid="002b407e" officeooo:paragraph-rsid="002d7a84"/>
    </style:style>
    <style:style style:name="P55" style:family="paragraph" style:parent-style-name="Standard">
      <style:text-properties officeooo:rsid="00814016" officeooo:paragraph-rsid="008254fd"/>
    </style:style>
    <style:style style:name="P56" style:family="paragraph" style:parent-style-name="Standard">
      <style:text-properties officeooo:rsid="0020ab2c" officeooo:paragraph-rsid="0020ab2c"/>
    </style:style>
    <style:style style:name="P57" style:family="paragraph" style:parent-style-name="Standard">
      <style:text-properties officeooo:rsid="006e0a66" officeooo:paragraph-rsid="006e0a66"/>
    </style:style>
    <style:style style:name="P58" style:family="paragraph" style:parent-style-name="Standard">
      <style:text-properties officeooo:paragraph-rsid="006e0a66"/>
    </style:style>
    <style:style style:name="P59" style:family="paragraph" style:parent-style-name="Standard">
      <style:text-properties officeooo:rsid="0085418e" officeooo:paragraph-rsid="0085418e"/>
    </style:style>
    <style:style style:name="P60" style:family="paragraph" style:parent-style-name="Standard">
      <style:text-properties officeooo:rsid="0087d269" officeooo:paragraph-rsid="0087d269"/>
    </style:style>
    <style:style style:name="P61" style:family="paragraph" style:parent-style-name="Standard" style:list-style-name="L1">
      <style:text-properties officeooo:rsid="0087d269" officeooo:paragraph-rsid="0087d269"/>
    </style:style>
    <style:style style:name="P62" style:family="paragraph" style:parent-style-name="Standard" style:list-style-name="L1">
      <style:text-properties officeooo:rsid="0087f051" officeooo:paragraph-rsid="0087f051"/>
    </style:style>
    <style:style style:name="P63" style:family="paragraph" style:parent-style-name="Standard">
      <style:text-properties officeooo:rsid="0087f051" officeooo:paragraph-rsid="0087f051"/>
    </style:style>
    <style:style style:name="P64" style:family="paragraph" style:parent-style-name="Standard">
      <style:text-properties officeooo:rsid="0088ae26" officeooo:paragraph-rsid="0088ae26"/>
    </style:style>
    <style:style style:name="P65" style:family="paragraph" style:parent-style-name="Standard" style:list-style-name="L1">
      <style:text-properties officeooo:rsid="00894813" officeooo:paragraph-rsid="00894813"/>
    </style:style>
    <style:style style:name="P66" style:family="paragraph" style:parent-style-name="Standard">
      <style:text-properties officeooo:rsid="00894813" officeooo:paragraph-rsid="00894820"/>
    </style:style>
    <style:style style:name="P67" style:family="paragraph" style:parent-style-name="Standard" style:list-style-name="L1">
      <style:text-properties officeooo:rsid="008d1bf6" officeooo:paragraph-rsid="008d1bf6"/>
    </style:style>
    <style:style style:name="P68" style:family="paragraph" style:parent-style-name="Preformatted_20_Text">
      <style:text-properties officeooo:rsid="000f6e01" officeooo:paragraph-rsid="004f805c"/>
    </style:style>
    <style:style style:name="P69" style:family="paragraph" style:parent-style-name="Preformatted_20_Text">
      <style:text-properties officeooo:rsid="000f6e01" officeooo:paragraph-rsid="007ea44e"/>
    </style:style>
    <style:style style:name="P70" style:family="paragraph" style:parent-style-name="Preformatted_20_Text">
      <style:text-properties officeooo:paragraph-rsid="004f805c"/>
    </style:style>
    <style:style style:name="P71" style:family="paragraph" style:parent-style-name="Preformatted_20_Text">
      <style:text-properties officeooo:paragraph-rsid="007ea44e"/>
    </style:style>
    <style:style style:name="P72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73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7d885b"/>
    </style:style>
    <style:style style:name="P74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7ea44e"/>
    </style:style>
    <style:style style:name="T1" style:family="text">
      <style:text-properties officeooo:rsid="000f6e01"/>
    </style:style>
    <style:style style:name="T2" style:family="text">
      <style:text-properties officeooo:rsid="00151101"/>
    </style:style>
    <style:style style:name="T3" style:family="text">
      <style:text-properties officeooo:rsid="00184153"/>
    </style:style>
    <style:style style:name="T4" style:family="text">
      <style:text-properties officeooo:rsid="0019f3c0"/>
    </style:style>
    <style:style style:name="T5" style:family="text">
      <style:text-properties officeooo:rsid="0024b2a8"/>
    </style:style>
    <style:style style:name="T6" style:family="text">
      <style:text-properties officeooo:rsid="002770ce"/>
    </style:style>
    <style:style style:name="T7" style:family="text">
      <style:text-properties officeooo:rsid="00443ab3"/>
    </style:style>
    <style:style style:name="T8" style:family="text">
      <style:text-properties officeooo:rsid="005d1a8d"/>
    </style:style>
    <style:style style:name="T9" style:family="text">
      <style:text-properties officeooo:rsid="005ef01a"/>
    </style:style>
    <style:style style:name="T10" style:family="text">
      <style:text-properties officeooo:rsid="00604486"/>
    </style:style>
    <style:style style:name="T11" style:family="text">
      <style:text-properties officeooo:rsid="00628403"/>
    </style:style>
    <style:style style:name="T12" style:family="text">
      <style:text-properties officeooo:rsid="00646802"/>
    </style:style>
    <style:style style:name="T13" style:family="text">
      <style:text-properties fo:font-variant="normal" fo:text-transform="none" fo:color="#333333" style:font-name="Consolas" fo:letter-spacing="normal" fo:language="en" fo:country="US" fo:font-style="normal" fo:font-weight="normal"/>
    </style:style>
    <style:style style:name="T14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in" loext:border="none"/>
    </style:style>
    <style:style style:name="T15" style:family="text">
      <style:text-properties fo:font-variant="normal" fo:text-transform="none" fo:color="#303336" style:font-name="inherit" fo:font-size="9.75pt" fo:letter-spacing="normal" fo:font-style="normal" fo:font-weight="normal" officeooo:rsid="007d487e" fo:background-color="#eff0f1" loext:char-shading-value="0" loext:padding="0in" loext:border="none"/>
    </style:style>
    <style:style style:name="T16" style:family="text">
      <style:text-properties fo:font-variant="normal" fo:text-transform="none" fo:color="#303336" style:font-name="inherit" fo:font-size="9.75pt" fo:letter-spacing="normal" fo:font-style="normal" fo:font-weight="normal" officeooo:rsid="007d885b" fo:background-color="#eff0f1" loext:char-shading-value="0" loext:padding="0in" loext:border="none"/>
    </style:style>
    <style:style style:name="T17" style:family="text">
      <style:text-properties fo:font-variant="normal" fo:text-transform="none" fo:color="#303336" style:font-name="inherit" fo:font-size="9.75pt" fo:letter-spacing="normal" fo:font-style="normal" fo:font-weight="normal" officeooo:rsid="00806044" fo:background-color="#eff0f1" loext:char-shading-value="0" loext:padding="0in" loext:border="none"/>
    </style:style>
    <style:style style:name="T18" style:family="text">
      <style:text-properties fo:font-variant="normal" fo:text-transform="none" fo:color="#303336" style:font-name="inherit" fo:font-size="9.75pt" fo:letter-spacing="normal" fo:language="en" fo:country="US" fo:font-style="normal" fo:font-weight="normal" fo:background-color="#eff0f1" loext:char-shading-value="0" loext:padding="0in" loext:border="none"/>
    </style:style>
    <style:style style:name="T19" style:family="text">
      <style:text-properties fo:font-variant="normal" fo:text-transform="none" fo:color="#303336" style:font-name="Consolas1" fo:font-size="9.75pt" fo:letter-spacing="normal" fo:language="en" fo:country="US" fo:font-style="normal" fo:font-weight="normal" fo:background-color="#eff0f1" loext:char-shading-value="0" loext:padding="0in" loext:border="none"/>
    </style:style>
    <style:style style:name="T20" style:family="text">
      <style:text-properties fo:font-variant="normal" fo:text-transform="none" fo:color="#303336" style:font-name="Consolas1" fo:font-size="9.75pt" fo:letter-spacing="normal" fo:font-style="normal" fo:font-weight="normal" fo:background-color="#eff0f1" loext:char-shading-value="0" loext:padding="0in" loext:border="none"/>
    </style:style>
    <style:style style:name="T21" style:family="text">
      <style:text-properties fo:font-variant="normal" fo:text-transform="none" fo:color="#303336" fo:letter-spacing="normal" fo:background-color="#eff0f1" loext:char-shading-value="0" loext:padding="0in" loext:border="none"/>
    </style:style>
    <style:style style:name="T22" style:family="text">
      <style:text-properties fo:font-variant="normal" fo:text-transform="none" fo:color="#303336" fo:font-size="9.75pt" fo:letter-spacing="normal" fo:font-style="normal" fo:font-weight="normal" fo:background-color="#eff0f1" loext:char-shading-value="0" loext:padding="0in" loext:border="none"/>
    </style:style>
    <style:style style:name="T23" style:family="text">
      <style:text-properties fo:font-variant="normal" fo:text-transform="none" fo:color="#101094" style:font-name="inherit" fo:font-size="9.75pt" fo:letter-spacing="normal" fo:language="en" fo:country="US" fo:font-style="normal" fo:font-weight="normal" fo:background-color="#eff0f1" loext:char-shading-value="0" loext:padding="0in" loext:border="none"/>
    </style:style>
    <style:style style:name="T24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loext:padding="0in" loext:border="none"/>
    </style:style>
    <style:style style:name="T25" style:family="text">
      <style:text-properties officeooo:rsid="0082a29f"/>
    </style:style>
    <style:style style:name="T26" style:family="text">
      <style:text-properties officeooo:rsid="0086c3d6"/>
    </style:style>
    <style:style style:name="T27" style:family="text">
      <style:text-properties officeooo:rsid="0087f051"/>
    </style:style>
    <style:style style:name="T28" style:family="text">
      <style:text-properties officeooo:rsid="00894813"/>
    </style:style>
    <style:style style:name="T29" style:family="text">
      <style:text-properties officeooo:rsid="00894820"/>
    </style:style>
    <style:style style:name="T30" style:family="text">
      <style:text-properties officeooo:rsid="008a01fc"/>
    </style:style>
    <style:style style:name="T31" style:family="text">
      <style:text-properties officeooo:rsid="008d1bf6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ODEL User</text:p>
      <text:p text:style-name="P12"/>
      <text:p text:style-name="P38"/>
      <text:p text:style-name="P39"><text:s text:c="2"/>rails generate devise:install</text:p>
      <text:p text:style-name="P39"><text:s text:c="2"/>rails generate devise User</text:p>
      <text:p text:style-name="P40">rake db:reset</text:p>
      <text:p text:style-name="P39"><text:s text:c="2"/>rake db:setup</text:p>
      <text:p text:style-name="P39"><text:s text:c="2"/>rake db:migrate</text:p>
      <text:p text:style-name="P39"><text:s text:c="2"/>rails generate bootstrap:install static</text:p>
      <text:p text:style-name="P39"><text:s text:c="2"/>rails g bootstrap:install application</text:p>
      <text:p text:style-name="P39"><text:s text:c="2"/>rails g devise:views:locale en</text:p>
      <text:p text:style-name="P39"><text:s text:c="2"/>rails g devise:views:bootstrap_templates</text:p>
      <text:p text:style-name="P39"/>
      <text:p text:style-name="P12">has_many :<text:span text:style-name="T5">lists</text:span></text:p>
      <text:p text:style-name="P38"/>
      <text:p text:style-name="P9"/>
      <text:p text:style-name="P9">MODEL List</text:p>
      <text:p text:style-name="P11"/>
      <text:p text:style-name="P35">rails generate scaffold List <text:span text:style-name="T12">name:text private:boolean used_points:integer available_points:integer user:references user_id:integer </text:span></text:p>
      <text:p text:style-name="P35"/>
      <text:p text:style-name="P37">has_many :detachments</text:p>
      <text:p text:style-name="P2"/>
      <text:p text:style-name="P10">MODEL detachment</text:p>
      <text:p text:style-name="P18">rails generate scaffold <text:span text:style-name="T10">Detachment</text:span> name:text command_points:integer min_troops:integer min_elites:integer min_fast:integer min_heavy:integer min_hq:integer min_lord:integer min_flyer:integer dedicated_allowed:boolean max_troops:integer max_elites:integer max_fast:integer max_heavy:integer max_hq:integer max_lord:integer max_flyer:integer <text:span text:style-name="T12">list:references cur_troops:integer cur_elites:integer cur_fast:integer cur_heavy:integer cur_hq:integer cur_lord:integer cur_flyer:integer</text:span></text:p>
      <text:p text:style-name="P55"/>
      <text:p text:style-name="P55">cur_troops: 0, </text:p>
      <text:p text:style-name="P55">cur_elites: 0, </text:p>
      <text:p text:style-name="P55">cur_fast: 0, </text:p>
      <text:p text:style-name="P55">cur_heavy: 0, </text:p>
      <text:p text:style-name="P55">cur_hq: 0, </text:p>
      <text:p text:style-name="P55">cur_lord: 0, </text:p>
      <text:p text:style-name="P55">cur_flyer: 0</text:p>
      <text:p text:style-name="P18"/>
      <text:p text:style-name="P36">has_many units</text:p>
      <text:p text:style-name="P11"/>
      <text:p text:style-name="P14">MODEL valid_detachment</text:p>
      <text:p text:style-name="P17">rails generate scaffold ValidDetachment name:text command_points:integer min_troops:integer min_elites:integer min_fast:integer min_heavy:integer min_hq:integer min_lord:integer min_flyer:integer dedicated_allowed:boolean max_troops:integer max_elites:integer max_fast:integer max_heavy:integer max_hq:integer max_lord:integer max_flyer:integer</text:p>
      <text:p text:style-name="P17"/>
      <text:p text:style-name="P11"/>
      <text:p text:style-name="P11"/>
      <text:p text:style-name="P13"><text:soft-page-break/>MODEL Unit</text:p>
      <text:p text:style-name="P13"/>
      <text:p text:style-name="P51">rails generate scaffold Unit <text:span text:style-name="T1">name:text role:text power:integer movement:integer shooting_skill:integer strength:integer combat_skill:integer attacks:integer wounds:integer leadership:integer armor_save:integer invul_shooting:integer invul_combat:integer single_model_point_cost:integer model_count_increment:integer power_for_each_increment:integer min_model_count:integer max_model_count:integer detachment:references equippedFirstWeapon:integer equippedSecondWeapon:integer equippedThirdWeapon:integer equippedFourthWeapon:integer toughness:integer</text:span></text:p>
      <text:p text:style-name="P16"/>
      <text:p text:style-name="P16">validate – name role must match a datasheet</text:p>
      <text:p text:style-name="P13"/>
      <text:p text:style-name="P13"/>
      <text:p text:style-name="P15"/>
      <text:p text:style-name="P14"/>
      <text:p text:style-name="P13"/>
      <text:p text:style-name="P13">belongs to detachment</text:p>
      <text:p text:style-name="P2"/>
      <text:p text:style-name="P2">MODEL <text:span text:style-name="T6">Datasheet</text:span></text:p>
      <text:p text:style-name="P1"/>
      <text:p text:style-name="P44">rails generate scaffold Datasheet name:text role:text power:integer movement:integer shooting_skill:integer strength:integer combat_skill:integer attacks:integer wounds:integer leadership:integer armor_save:integer invul_shooting:integer invul_combat:integer single_model_point_cost:integer model_count_increment:integer power_for_each_increment:integer min_model_count:integer max_model_count:integer first_slot:boolean second_slot:boolean third_slot:boolean fourth_slot:boolean <text:span text:style-name="T25">toughness:integer</text:span></text:p>
      <text:p text:style-name="P44"/>
      <text:p text:style-name="P44"/>
      <text:p text:style-name="P68"><text:span text:style-name="Source_20_Text"><text:span text:style-name="T14">rails g migration add_</text:span></text:span><text:span text:style-name="Source_20_Text"><text:span text:style-name="T15">tags</text:span></text:span><text:span text:style-name="Source_20_Text"><text:span text:style-name="T14">_to_</text:span></text:span><text:span text:style-name="Source_20_Text"><text:span text:style-name="T15">datasheet</text:span></text:span><text:span text:style-name="Source_20_Text"><text:span text:style-name="T14"> </text:span></text:span><text:span text:style-name="Source_20_Text"><text:span text:style-name="T15">tags</text:span></text:span><text:span text:style-name="Source_20_Text"><text:span text:style-name="T14">:text</text:span></text:span></text:p>
      <text:p text:style-name="P44"/>
      <text:p text:style-name="P44"/>
      <text:p text:style-name="P70"><text:span text:style-name="Source_20_Text"><text:span text:style-name="T23">def</text:span></text:span><text:span text:style-name="Source_20_Text"><text:span text:style-name="T19"> </text:span></text:span><text:span text:style-name="Source_20_Text"><text:span text:style-name="T18">change</text:span></text:span></text:p>
      <text:p text:style-name="P72"><text:span text:style-name="Source_20_Text"><text:span text:style-name="T21"><text:s text:c="4"/></text:span></text:span><text:span text:style-name="Source_20_Text"><text:span text:style-name="T14">add_column :</text:span></text:span><text:span text:style-name="Source_20_Text"><text:span text:style-name="T15">datasheets</text:span></text:span><text:span text:style-name="Source_20_Text"><text:span text:style-name="T14">,</text:span></text:span><text:span text:style-name="Source_20_Text"><text:span text:style-name="T20"> </text:span></text:span><text:span text:style-name="Source_20_Text"><text:span text:style-name="T14">:</text:span></text:span><text:span text:style-name="Source_20_Text"><text:span text:style-name="T15">tags</text:span></text:span><text:span text:style-name="Source_20_Text"><text:span text:style-name="T14">,</text:span></text:span><text:span text:style-name="Source_20_Text"><text:span text:style-name="T20"> </text:span></text:span><text:span text:style-name="Source_20_Text"><text:span text:style-name="T14">:text,</text:span></text:span><text:span text:style-name="Source_20_Text"><text:span text:style-name="T20"> </text:span></text:span><text:span text:style-name="Source_20_Text"><text:span text:style-name="T14">array:</text:span></text:span><text:span text:style-name="Source_20_Text"><text:span text:style-name="T24">true</text:span></text:span><text:span text:style-name="Source_20_Text"><text:span text:style-name="T14">,</text:span></text:span><text:span text:style-name="Source_20_Text"><text:span text:style-name="T20"> </text:span></text:span><text:span text:style-name="Source_20_Text"><text:span text:style-name="T24">default</text:span></text:span><text:span text:style-name="Source_20_Text"><text:span text:style-name="T14">:</text:span></text:span><text:span text:style-name="Source_20_Text"><text:span text:style-name="T20"> </text:span></text:span><text:span text:style-name="Source_20_Text"><text:span text:style-name="T14">[]</text:span></text:span></text:p>
      <text:p text:style-name="P73"><text:span text:style-name="Source_20_Text"><text:span text:style-name="T22"><text:s text:c="4"/></text:span></text:span><text:span text:style-name="Source_20_Text"><text:span text:style-name="T14">add_column :</text:span></text:span><text:span text:style-name="Source_20_Text"><text:span text:style-name="T16">units</text:span></text:span><text:span text:style-name="Source_20_Text"><text:span text:style-name="T14">,</text:span></text:span><text:span text:style-name="Source_20_Text"><text:span text:style-name="T20"> </text:span></text:span><text:span text:style-name="Source_20_Text"><text:span text:style-name="T14">:</text:span></text:span><text:span text:style-name="Source_20_Text"><text:span text:style-name="T15">tags</text:span></text:span><text:span text:style-name="Source_20_Text"><text:span text:style-name="T14">,</text:span></text:span><text:span text:style-name="Source_20_Text"><text:span text:style-name="T20"> </text:span></text:span><text:span text:style-name="Source_20_Text"><text:span text:style-name="T14">:text,</text:span></text:span><text:span text:style-name="Source_20_Text"><text:span text:style-name="T20"> </text:span></text:span><text:span text:style-name="Source_20_Text"><text:span text:style-name="T14">array:</text:span></text:span><text:span text:style-name="Source_20_Text"><text:span text:style-name="T24">true</text:span></text:span><text:span text:style-name="Source_20_Text"><text:span text:style-name="T14">,</text:span></text:span><text:span text:style-name="Source_20_Text"><text:span text:style-name="T20"> </text:span></text:span><text:span text:style-name="Source_20_Text"><text:span text:style-name="T24">default</text:span></text:span><text:span text:style-name="Source_20_Text"><text:span text:style-name="T14">:</text:span></text:span><text:span text:style-name="Source_20_Text"><text:span text:style-name="T20"> </text:span></text:span><text:span text:style-name="Source_20_Text"><text:span text:style-name="T14">[]</text:span></text:span></text:p>
      <text:p text:style-name="P72"><text:span text:style-name="Source_20_Text"><text:span text:style-name="T21"><text:s text:c="2"/></text:span></text:span><text:span text:style-name="Source_20_Text"><text:span text:style-name="T24">end</text:span></text:span></text:p>
      <text:p text:style-name="P30"><text:span text:style-name="T13"/></text:p>
      <text:p text:style-name="P44"/>
      <text:p text:style-name="P30"/>
      <text:p text:style-name="P30"/>
      <text:p text:style-name="P45">has_many :first_weapons through: :first_weapon_slot </text:p>
      <text:p text:style-name="P45">has_many :second_weapons through: :second_weapon_slot </text:p>
      <text:p text:style-name="P45">has_many :third_weapons through: :third_weapon_slot </text:p>
      <text:p text:style-name="P45">has_many :fourth_weapons through: :fourth_weapon_slot </text:p>
      <text:p text:style-name="P30"/>
      <text:p text:style-name="P34"/>
      <text:p text:style-name="P32">rails generate model FirstWeaponSlot datasheet_id:integer <text:span text:style-name="T11">first_</text:span>weapon_id:integer <text:span text:style-name="T11">datasheet:references first_weapon:references</text:span></text:p>
      <text:p text:style-name="P33">rails generate model SecondWeaponSlot datasheet_id:integer <text:span text:style-name="T11">second_</text:span>weapon_id:integer <text:span text:style-name="T11">datasheet:references second_weapon:references</text:span></text:p>
      <text:p text:style-name="P33"><text:soft-page-break/>rails generate model ThirdWeaponSlot datasheet_id:integer <text:span text:style-name="T11">third_</text:span>weapon_id:integer <text:span text:style-name="T11">datasheet:references third_weapon:references</text:span></text:p>
      <text:p text:style-name="P33">rails generate model FourthWeaponSlot datasheet_id:integer <text:span text:style-name="T11">fourth_</text:span>weapon_id:integer <text:span text:style-name="T11">datasheet:references fourth_weapon:references</text:span></text:p>
      <text:p text:style-name="P22"/>
      <text:p text:style-name="P47"/>
      <text:p text:style-name="P52">add abilities to weapons</text:p>
      <text:p text:style-name="P52"/>
      <text:p text:style-name="P46"/>
      <text:p text:style-name="P69"><text:span text:style-name="Source_20_Text"><text:span text:style-name="T14">rails g migration add_</text:span></text:span><text:span text:style-name="Source_20_Text"><text:span text:style-name="T17">abilities</text:span></text:span><text:span text:style-name="Source_20_Text"><text:span text:style-name="T14">_to_</text:span></text:span><text:span text:style-name="Source_20_Text"><text:span text:style-name="T17">firstweapons</text:span></text:span><text:span text:style-name="Source_20_Text"><text:span text:style-name="T14"> </text:span></text:span><text:span text:style-name="Source_20_Text"><text:span text:style-name="T17">abilities</text:span></text:span><text:span text:style-name="Source_20_Text"><text:span text:style-name="T14">:text</text:span></text:span></text:p>
      <text:p text:style-name="P46"/>
      <text:p text:style-name="P46"/>
      <text:p text:style-name="P71"><text:span text:style-name="Source_20_Text"><text:span text:style-name="T23">def</text:span></text:span><text:span text:style-name="Source_20_Text"><text:span text:style-name="T19"> </text:span></text:span><text:span text:style-name="Source_20_Text"><text:span text:style-name="T18">change</text:span></text:span></text:p>
      <text:p text:style-name="P74"><text:span text:style-name="Source_20_Text"><text:span text:style-name="T21"><text:s text:c="4"/></text:span></text:span><text:span text:style-name="Source_20_Text"><text:span text:style-name="T14">add_column :</text:span></text:span><text:span text:style-name="Source_20_Text"><text:span text:style-name="T15">datasheets</text:span></text:span><text:span text:style-name="Source_20_Text"><text:span text:style-name="T14">,</text:span></text:span><text:span text:style-name="Source_20_Text"><text:span text:style-name="T20"> </text:span></text:span><text:span text:style-name="Source_20_Text"><text:span text:style-name="T14">:</text:span></text:span><text:span text:style-name="Source_20_Text"><text:span text:style-name="T15">tags</text:span></text:span><text:span text:style-name="Source_20_Text"><text:span text:style-name="T14">,</text:span></text:span><text:span text:style-name="Source_20_Text"><text:span text:style-name="T20"> </text:span></text:span><text:span text:style-name="Source_20_Text"><text:span text:style-name="T14">:text,</text:span></text:span><text:span text:style-name="Source_20_Text"><text:span text:style-name="T20"> </text:span></text:span><text:span text:style-name="Source_20_Text"><text:span text:style-name="T14">array:</text:span></text:span><text:span text:style-name="Source_20_Text"><text:span text:style-name="T24">true</text:span></text:span><text:span text:style-name="Source_20_Text"><text:span text:style-name="T14">,</text:span></text:span><text:span text:style-name="Source_20_Text"><text:span text:style-name="T20"> </text:span></text:span><text:span text:style-name="Source_20_Text"><text:span text:style-name="T24">default</text:span></text:span><text:span text:style-name="Source_20_Text"><text:span text:style-name="T14">:</text:span></text:span><text:span text:style-name="Source_20_Text"><text:span text:style-name="T20"> </text:span></text:span><text:span text:style-name="Source_20_Text"><text:span text:style-name="T14">[]</text:span></text:span></text:p>
      <text:p text:style-name="P74"><text:span text:style-name="Source_20_Text"><text:span text:style-name="T22"><text:s text:c="4"/></text:span></text:span><text:span text:style-name="Source_20_Text"><text:span text:style-name="T14">add_column :</text:span></text:span><text:span text:style-name="Source_20_Text"><text:span text:style-name="T16">units</text:span></text:span><text:span text:style-name="Source_20_Text"><text:span text:style-name="T14">,</text:span></text:span><text:span text:style-name="Source_20_Text"><text:span text:style-name="T20"> </text:span></text:span><text:span text:style-name="Source_20_Text"><text:span text:style-name="T14">:</text:span></text:span><text:span text:style-name="Source_20_Text"><text:span text:style-name="T15">tags</text:span></text:span><text:span text:style-name="Source_20_Text"><text:span text:style-name="T14">,</text:span></text:span><text:span text:style-name="Source_20_Text"><text:span text:style-name="T20"> </text:span></text:span><text:span text:style-name="Source_20_Text"><text:span text:style-name="T14">:text,</text:span></text:span><text:span text:style-name="Source_20_Text"><text:span text:style-name="T20"> </text:span></text:span><text:span text:style-name="Source_20_Text"><text:span text:style-name="T14">array:</text:span></text:span><text:span text:style-name="Source_20_Text"><text:span text:style-name="T24">true</text:span></text:span><text:span text:style-name="Source_20_Text"><text:span text:style-name="T14">,</text:span></text:span><text:span text:style-name="Source_20_Text"><text:span text:style-name="T20"> </text:span></text:span><text:span text:style-name="Source_20_Text"><text:span text:style-name="T24">default</text:span></text:span><text:span text:style-name="Source_20_Text"><text:span text:style-name="T14">:</text:span></text:span><text:span text:style-name="Source_20_Text"><text:span text:style-name="T20"> </text:span></text:span><text:span text:style-name="Source_20_Text"><text:span text:style-name="T14">[]</text:span></text:span></text:p>
      <text:p text:style-name="P74"><text:span text:style-name="Source_20_Text"><text:span text:style-name="T21"><text:s text:c="2"/></text:span></text:span><text:span text:style-name="Source_20_Text"><text:span text:style-name="T24">end</text:span></text:span></text:p>
      <text:p text:style-name="P53"><text:span text:style-name="T13"/></text:p>
      <text:p text:style-name="P46"/>
      <text:p text:style-name="P46"/>
      <text:p text:style-name="P46"/>
      <text:p text:style-name="P50">rails generate scaffold <text:span text:style-name="T8">FirstWeapon</text:span> ranged:boolean melee:boolean <text:span text:style-name="T7">primaryAddedMeleeStr</text:span>:integer <text:span text:style-name="T7">secondaryAddedMeleeStr:integer primaryMeleeRend:integer secondaryMeleeRend:integer firstShootAttacks:integer firstShootAttacksD3:boolean firstShootAttacksD6:boolean secondShootAttacks:integer secondShootAttacksD3:boolean secondShootAttacksD6:boolean thirdShootAttacks:integer fourthShootAttacks:integer <text:s/>firstRange:integer secondRange:integer thirdRange:integer fourthRange:integer firstShootAttacks:integer secondShootAttacks:integer thirdShootAttacks:integer fourthShootAttacks:integer firstShootAttacksDamageD3:boolean firstShootAttacksDamageD6:boolean secondShootAttacksDamageD3:boolean secondShootAttacksDamageD6:boolean points:integer name:string firstShootDamage:integer secondShootDamage:integer thirdShootDamage:integer fourthShootDamage:integer </text:span></text:p>
      <text:p text:style-name="P27"/>
      <text:p text:style-name="P27"/>
      <text:p text:style-name="P43">firstRange: 48</text:p>
      <text:p text:style-name="P43">secondRange: 36</text:p>
      <text:p text:style-name="P43">thirdRange: 0</text:p>
      <text:p text:style-name="P43">fourthRange: 0</text:p>
      <text:p text:style-name="P27"/>
      <text:p text:style-name="P29">rails generate scaffold <text:span text:style-name="T9">SecondWeapon</text:span> ranged:boolean melee:boolean <text:span text:style-name="T7">primaryAddedMeleeStr</text:span>:integer <text:span text:style-name="T7">secondaryAddedMeleeStr:integer primaryMeleeRend:integer secondaryMeleeRend:integer firstShootAttacks:integer firstShootAttacksD3:boolean firstShootAttacksD6:boolean secondShootAttacks:integer secondShootAttacksD3:boolean secondShootAttacksD6:boolean thirdShootAttacks:integer fourthShootAttacks:integer <text:s/>firstRange:integer secondRange:integer thirdRange:integer fourthRange:integer firstShootAttacks:integer secondShootAttacks:integer thirdShootAttacks:integer fourthShootAttacks:integer firstShootAttacksDamageD3:boolean firstShootAttacksDamageD6:boolean secondShootAttacksDamageD3:boolean secondShootAttacksDamageD6:boolean points:integer name:string firstShootDamage:integer secondShootDamage:integer thirdShootDamage:integer fourthShootDamage:integer</text:span></text:p>
      <text:p text:style-name="P28"/>
      <text:p text:style-name="P29"><text:soft-page-break/>rails generate scaffold <text:span text:style-name="T9">ThirdWeapon</text:span> ranged:boolean melee:boolean <text:span text:style-name="T7">primaryAddedMeleeStr</text:span>:integer <text:span text:style-name="T7">secondaryAddedMeleeStr:integer primaryMeleeRend:integer secondaryMeleeRend:integer firstShootAttacks:integer firstShootAttacksD3:boolean firstShootAttacksD6:boolean secondShootAttacks:integer secondShootAttacksD3:boolean secondShootAttacksD6:boolean thirdShootAttacks:integer fourthShootAttacks:integer <text:s/>firstRange:integer secondRange:integer thirdRange:integer fourthRange:integer firstShootAttacks:integer secondShootAttacks:integer thirdShootAttacks:integer fourthShootAttacks:integer firstShootAttacksDamageD3:boolean firstShootAttacksDamageD6:boolean secondShootAttacksDamageD3:boolean secondShootAttacksDamageD6:boolean points:integer name:string firstShootDamage:integer secondShootDamage:integer thirdShootDamage:integer fourthShootDamage:integer</text:span></text:p>
      <text:p text:style-name="P28"/>
      <text:p text:style-name="P29">rails generate scaffold <text:span text:style-name="T9">FourthWeapon</text:span> ranged:boolean melee:boolean <text:span text:style-name="T7">primaryAddedMeleeStr</text:span>:integer <text:span text:style-name="T7">secondaryAddedMeleeStr:integer primaryMeleeRend:integer secondaryMeleeRend:integer firstShootAttacks:integer firstShootAttacksD3:boolean firstShootAttacksD6:boolean secondShootAttacks:integer secondShootAttacksD3:boolean secondShootAttacksD6:boolean thirdShootAttacks:integer fourthShootAttacks:integer <text:s/>firstRange:integer secondRange:integer thirdRange:integer fourthRange:integer firstShootAttacks:integer secondShootAttacks:integer thirdShootAttacks:integer fourthShootAttacks:integer firstShootAttacksDamageD3:boolean firstShootAttacksDamageD6:boolean secondShootAttacksDamageD3:boolean secondShootAttacksDamageD6:boolean points:integer name:string firstShootDamage:integer secondShootDamage:integer thirdShootDamage:integer fourthShootDamage:integer</text:span></text:p>
      <text:p text:style-name="P26"/>
      <text:p text:style-name="P41">has_many </text:p>
      <text:p text:style-name="P26"/>
      <text:p text:style-name="P31">has_many: abilities through: weapon_abilities</text:p>
      <text:p text:style-name="P26"/>
      <text:p text:style-name="P26">AP</text:p>
      <text:p text:style-name="P26">D</text:p>
      <text:p text:style-name="P26">Points</text:p>
      <text:p text:style-name="P26"/>
      <text:p text:style-name="P26">Abilities</text:p>
      <text:p text:style-name="P26">Weapon_Abilities</text:p>
      <text:p text:style-name="P21"/>
      <text:p text:style-name="P25"/>
      <text:p text:style-name="P21"/>
      <text:p text:style-name="P24">first_weapon_option</text:p>
      <text:p text:style-name="P19"/>
      <text:p text:style-name="P20"/>
      <text:p text:style-name="P23">has_many:grenades</text:p>
      <text:p text:style-name="P1"/>
      <text:p text:style-name="P1"/>
      <text:p text:style-name="P1"/>
      <text:p text:style-name="P2">has_many <text:span text:style-name="T2">Shooting</text:span></text:p>
      <text:p text:style-name="P2"/>
      <text:p text:style-name="P2"/>
      <text:p text:style-name="P2">MODEL UnitShootingWeapon<text:span text:style-name="T2">Option</text:span></text:p>
      <text:p text:style-name="P2"/>
      <text:p text:style-name="P3"><text:s text:c="4"/>belongs_to :unit </text:p>
      <text:p text:style-name="P3"><text:s text:c="4"/>belongs_to :shooting_weapon</text:p>
      <text:p text:style-name="P3"><text:soft-page-break/></text:p>
      <text:p text:style-name="P7">MODEL <text:span text:style-name="T3">First</text:span>UnitEquipp<text:span text:style-name="T3">edShooting</text:span></text:p>
      <text:p text:style-name="P6"/>
      <text:p text:style-name="P4"><text:s text:c="4"/>belongs_to :unit </text:p>
      <text:p text:style-name="P4"><text:s text:c="4"/>belongs_to :shooting_weapon</text:p>
      <text:p text:style-name="P3"/>
      <text:p text:style-name="P7">MODEL <text:span text:style-name="T4">Second</text:span>UnitEquipp<text:span text:style-name="T3">edShooting</text:span></text:p>
      <text:p text:style-name="P7"/>
      <text:p text:style-name="P5"><text:s text:c="4"/>belongs_to :unit </text:p>
      <text:p text:style-name="P5"><text:s text:c="4"/>belongs_to :shooting_weapon</text:p>
      <text:p text:style-name="P5"/>
      <text:p text:style-name="P7">MODEL <text:span text:style-name="T4">Third</text:span>UnitEquipp<text:span text:style-name="T3">edShooting</text:span></text:p>
      <text:p text:style-name="P7"/>
      <text:p text:style-name="P5"><text:s text:c="4"/>belongs_to :unit </text:p>
      <text:p text:style-name="P5"><text:s text:c="4"/>belongs_to :shooting_weapon</text:p>
      <text:p text:style-name="P5"/>
      <text:p text:style-name="P7">MODEL <text:span text:style-name="T4">Fourth</text:span>UnitEquipp<text:span text:style-name="T3">edShooting</text:span></text:p>
      <text:p text:style-name="P7"/>
      <text:p text:style-name="P5"><text:s text:c="4"/>belongs_to :unit </text:p>
      <text:p text:style-name="P5"><text:s text:c="4"/>belongs_to :shooting_weapon</text:p>
      <text:p text:style-name="P5"/>
      <text:p text:style-name="P3"/>
      <text:p text:style-name="P8">MODEL ValidWeaponCombinations</text:p>
      <text:p text:style-name="P8"/>
      <text:p text:style-name="P8"/>
      <text:p text:style-name="P8"/>
      <text:p text:style-name="P8"/>
      <text:p text:style-name="P42">class Datasheet &lt; ApplicationRecord</text:p>
      <text:p text:style-name="P42"/>
      <text:p text:style-name="P42"><text:s text:c="4"/>has_many :first_weapons, through: :first_weapon_slots</text:p>
      <text:p text:style-name="P42"><text:s text:c="4"/>has_many :second_weapons, through: :second_weapon_slots</text:p>
      <text:p text:style-name="P42"><text:s text:c="4"/>has_many :third_weapons, through: :third_weapon_slots</text:p>
      <text:p text:style-name="P42"><text:s text:c="4"/>has_many :fourth_weapons, through: :fourth_weapon_slots</text:p>
      <text:p text:style-name="P42"/>
      <text:p text:style-name="P42"><text:s text:c="4"/>has_many :first_weapon_slots</text:p>
      <text:p text:style-name="P42"><text:s text:c="4"/>has_many :second_weapon_slots</text:p>
      <text:p text:style-name="P42"><text:s text:c="4"/>has_many :third_weapon_slots</text:p>
      <text:p text:style-name="P42"><text:s text:c="4"/>has_many :fourth_weapon_slots</text:p>
      <text:p text:style-name="P42"/>
      <text:p text:style-name="P42">end</text:p>
      <text:p text:style-name="P42"/>
      <text:p text:style-name="P42">class Detachment &lt; ApplicationRecord</text:p>
      <text:p text:style-name="P42"><text:s text:c="2"/>belongs_to :list</text:p>
      <text:p text:style-name="P42"/>
      <text:p text:style-name="P42"><text:s text:c="2"/>has_many :units</text:p>
      <text:p text:style-name="P42">end</text:p>
      <text:p text:style-name="P42"/>
      <text:p text:style-name="P42">class FirstWeaponSlot &lt; ApplicationRecord</text:p>
      <text:p text:style-name="P42"><text:s text:c="2"/>belongs_to :datasheet</text:p>
      <text:p text:style-name="P42"><text:soft-page-break/><text:s text:c="2"/>belongs_to :first_weapon</text:p>
      <text:p text:style-name="P42">end</text:p>
      <text:p text:style-name="P42"/>
      <text:p text:style-name="P42">class FirstWeapon &lt; ApplicationRecord</text:p>
      <text:p text:style-name="P42"/>
      <text:p text:style-name="P42"><text:s text:c="4"/>has_many :first_weapon_slots</text:p>
      <text:p text:style-name="P42"><text:s text:c="4"/>has_many :datasheets, through: :first_weapon_slot</text:p>
      <text:p text:style-name="P42"/>
      <text:p text:style-name="P42">end</text:p>
      <text:p text:style-name="P42"/>
      <text:p text:style-name="P42"/>
      <text:p text:style-name="P42">class List &lt; ApplicationRecord</text:p>
      <text:p text:style-name="P42"><text:s text:c="2"/>belongs_to :user</text:p>
      <text:p text:style-name="P42"/>
      <text:p text:style-name="P42"><text:s text:c="2"/>has_many :detachments</text:p>
      <text:p text:style-name="P42">end</text:p>
      <text:p text:style-name="P42"/>
      <text:p text:style-name="P42">class Unit &lt; ApplicationRecord</text:p>
      <text:p text:style-name="P42"><text:s text:c="2"/>belongs_to :detachment</text:p>
      <text:p text:style-name="P42">end</text:p>
      <text:p text:style-name="P42"/>
      <text:p text:style-name="P58"/>
      <text:p text:style-name="P58"/>
      <text:p text:style-name="P59">rails g <text:span text:style-name="T26">scaffold</text:span> simulation user:references </text:p>
      <text:p text:style-name="P59"/>
      <text:p text:style-name="P64">user has_one simulation</text:p>
      <text:p text:style-name="P59">has_one unit</text:p>
      <text:p text:style-name="P59">has_one datasheet</text:p>
      <text:p text:style-name="P59"/>
      <text:p text:style-name="P60">WHAT WOULD IT HAVE</text:p>
      <text:list xml:id="list1505734112557423796" text:style-name="L1">
        <text:list-item>
          <text:p text:style-name="P61"><text:span text:style-name="T31">has_</text:span>one attacking unit</text:p>
        </text:list-item>
        <text:list-item>
          <text:p text:style-name="P61"><text:span text:style-name="T31">has_</text:span>one target datasheet</text:p>
        </text:list-item>
        <text:list-item>
          <text:p text:style-name="P67">has_many results</text:p>
        </text:list-item>
        <text:list-item>
          <text:p text:style-name="P61">def SHOOT</text:p>
        </text:list-item>
        <text:list-item>
          <text:p text:style-name="P61">def <text:span text:style-name="T27">FIGHT</text:span></text:p>
        </text:list-item>
        <text:list-item>
          <text:p text:style-name="P62">def SETROLLS</text:p>
        </text:list-item>
        <text:list-item>
          <text:p text:style-name="P65">def roll</text:p>
        </text:list-item>
        <text:list-item>
          <text:p text:style-name="P65"/>
        </text:list-item>
      </text:list>
      <text:p text:style-name="P63"/>
      <text:p text:style-name="P66">rails g model result simulation:references <text:span text:style-name="T29">attacker</text:span>:<text:span text:style-name="T29">string</text:span> <text:span text:style-name="T29">target</text:span>: <text:span text:style-name="T29">string</text:span> <text:span text:style-name="T30">dice:integer description:text woundsdealt:integer average:float toughness:integer armor:integer invul:integer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Consolas" svg:font-family="Consolas, 'Liberation Mono', Menlo, Courier, monospace"/>
    <style:font-face style:name="Consolas1" svg:font-family="Consolas, Menlo, Monaco, 'Lucida Console', 'Liberation Mono', 'DejaVu Sans Mono', 'Bitstream Vera Sans Mono', 'Courier New', monospace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6:24:55.938483575</meta:creation-date>
    <dc:date>2017-06-14T20:54:51.162730188</dc:date>
    <meta:editing-duration>P3DT13H26M9S</meta:editing-duration>
    <meta:editing-cycles>90</meta:editing-cycles>
    <meta:generator>LibreOffice/5.1.6.2$Linux_X86_64 LibreOffice_project/10m0$Build-2</meta:generator>
    <meta:document-statistic meta:table-count="0" meta:image-count="0" meta:object-count="0" meta:page-count="6" meta:paragraph-count="128" meta:word-count="608" meta:character-count="8952" meta:non-whitespace-character-count="8324"/>
  </office:meta>
</office:document-meta>
</file>